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NamingPolicy.getClassName( String prefix , String source , Object key , Predicate nam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ringNamingPolicy.SpringNaming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